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9cm" svg:height="4.2cm" svg:x="6.701cm" svg:y="3.699cm">
          <text:p text:style-name="P1">RAM</text:p>
        </draw:rect>
        <draw:g>
          <draw:rect draw:style-name="gr1" draw:text-style-name="P2" draw:layer="layout" svg:width="3.1cm" svg:height="1.6cm" svg:x="6.728cm" svg:y="5.068cm">
            <text:p text:style-name="P1"><text:span text:style-name="T1">Adress</text:span></text:p>
          </draw:rect>
          <draw:frame draw:style-name="gr2" draw:text-style-name="P3" draw:layer="layout" svg:width="1.399cm" svg:height="0.569cm" svg:x="6.628cm" svg:y="4.999cm">
            <draw:text-box>
              <text:p><text:span text:style-name="T2">Data in</text:span></text:p>
            </draw:text-box>
          </draw:frame>
          <draw:frame draw:style-name="gr2" draw:text-style-name="P3" draw:layer="layout" svg:width="1.573cm" svg:height="0.569cm" svg:x="8.428cm" svg:y="4.999cm">
            <draw:text-box>
              <text:p><text:span text:style-name="T2">Data out</text:span></text:p>
            </draw:text-box>
          </draw:frame>
          <draw:custom-shape draw:style-name="gr3" draw:text-style-name="P1" draw:layer="layout" svg:width="0.6cm" svg:height="0.6cm" draw:transform="rotate (-1.57079632679579) translate (7.328cm 6.06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0.001cm" svg:y1="5.268cm" svg:x2="6.728cm" svg:y2="5.268cm">
          <text:p/>
        </draw:line>
        <draw:frame draw:style-name="gr2" draw:layer="layout" svg:width="2.898cm" svg:height="0.963cm" svg:x="9.101cm" svg:y="6.899cm">
          <draw:text-box>
            <text:p>Data out</text:p>
          </draw:text-box>
        </draw:frame>
        <draw:line draw:style-name="gr5" draw:text-style-name="P1" draw:layer="layout" svg:x1="10.601cm" svg:y1="7.899cm" svg:x2="10.601cm" svg:y2="9.299cm">
          <text:p/>
        </draw:line>
        <draw:line draw:style-name="gr4" draw:text-style-name="P1" draw:layer="layout" svg:x1="15.201cm" svg:y1="5.699cm" svg:x2="21.001cm" svg:y2="5.699cm">
          <text:p/>
        </draw:line>
        <draw:line draw:style-name="gr5" draw:text-style-name="P1" draw:layer="layout" svg:x1="10.601cm" svg:y1="9.299cm" svg:x2="15.201cm" svg:y2="9.299cm">
          <text:p/>
        </draw:line>
        <draw:line draw:style-name="gr5" draw:text-style-name="P1" draw:layer="layout" svg:x1="15.201cm" svg:y1="9.299cm" svg:x2="15.201cm" svg:y2="5.699cm">
          <text:p/>
        </draw:line>
        <draw:frame draw:style-name="gr2" draw:text-style-name="P4" draw:layer="layout" svg:width="1.7cm" svg:height="0.725cm" svg:x="-1.699cm" svg:y="4.899cm">
          <draw:text-box>
            <text:p text:style-name="P4"><text:span text:style-name="T1">ADDR</text:span></text:p>
          </draw:text-box>
        </draw:frame>
        <draw:frame draw:style-name="gr2" draw:text-style-name="P4" draw:layer="layout" svg:width="1.137cm" svg:height="0.725cm" svg:x="21.001cm" svg:y="5.374cm">
          <draw:text-box>
            <text:p text:style-name="P4"><text:span text:style-name="T1">DO</text:span></text:p>
          </draw:text-box>
        </draw:frame>
        <draw:frame draw:style-name="gr2" draw:text-style-name="P3" draw:layer="layout" svg:width="2.098cm" svg:height="0.569cm" svg:x="6.629cm" svg:y="4cm">
          <draw:text-box>
            <text:p><text:span text:style-name="T2">Write enable</text:span></text:p>
          </draw:text-box>
        </draw:frame>
        <draw:line draw:style-name="gr4" draw:text-style-name="P1" draw:layer="layout" svg:x1="0.001cm" svg:y1="4.318cm" svg:x2="6.728cm" svg:y2="4.318cm">
          <text:p/>
        </draw:line>
        <draw:frame draw:style-name="gr2" draw:text-style-name="P4" draw:layer="layout" svg:width="1.514cm" svg:height="0.725cm" svg:x="-1.699cm" svg:y="3.9cm">
          <draw:text-box>
            <text:p text:style-name="P4"><text:span text:style-name="T1">w_en</text:span></text:p>
          </draw:text-box>
        </draw:frame>
        <draw:frame draw:style-name="gr6" draw:text-style-name="P5" draw:layer="layout" svg:width="4.071cm" svg:height="1cm" svg:x="21.929cm" svg:y="5.4cm">
          <draw:text-box>
            <text:p><text:span text:style-name="T3">Dataoutput of the RAM</text:span></text:p>
          </draw:text-box>
        </draw:frame>
        <draw:frame draw:style-name="gr2" draw:layer="layout" svg:width="4.308cm" svg:height="1.029cm" svg:x="-5.1cm" svg:y="3.5cm">
          <draw:text-box>
            <text:p><text:span text:style-name="T3">Write enable signal from</text:span></text:p>
            <text:p><text:span text:style-name="T3">Operations entity</text:span></text:p>
          </draw:text-box>
        </draw:frame>
        <draw:frame draw:style-name="gr2" draw:layer="layout" svg:width="4.071cm" svg:height="1.418cm" svg:x="-5.571cm" svg:y="4.7cm">
          <draw:text-box>
            <text:p><text:span text:style-name="T3">Address to set to on</text:span></text:p>
            <text:p><text:span text:style-name="T3">next clock edge.</text:span></text:p>
            <text:p><text:span text:style-name="T3">From Operations ent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1T23:31:29.48</meta:creation-date>
    <dc:date>2013-05-22T01:34:45.11</dc:date>
    <meta:editing-duration>PT2H3M14S</meta:editing-duration>
    <meta:editing-cycles>3</meta:editing-cycles>
    <meta:generator>OpenOffice.org/3.4.1$Win32 OpenOffice.org_project/341m1$Build-9593</meta:generator>
    <meta:document-statistic meta:object-count="20"/>
  </office:meta>
</office:document-meta>
</file>